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7"/>
    <style:style style:name="P25" style:family="paragraph" style:parent-style-name="Standard" style:list-style-name="L18"/>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1"/>
    <style:style style:name="P29" style:family="paragraph" style:parent-style-name="Standard" style:list-style-name="L22"/>
    <style:style style:name="P30" style:family="paragraph" style:parent-style-name="Standard" style:list-style-name="L23"/>
    <style:style style:name="P31" style:family="paragraph" style:parent-style-name="Standard" style:list-style-name="L24"/>
    <style:style style:name="P32" style:family="paragraph" style:parent-style-name="Standard" style:list-style-name="L25"/>
    <style:style style:name="P33" style:family="paragraph" style:parent-style-name="Standard" style:list-style-name="L26"/>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Standard" style:list-style-name="L62"/>
    <style:style style:name="P70" style:family="paragraph" style:parent-style-name="Standard" style:list-style-name="L63"/>
    <style:style style:name="P71" style:family="paragraph" style:parent-style-name="Standard" style:list-style-name="L64"/>
    <style:style style:name="P72" style:family="paragraph" style:parent-style-name="Standard" style:list-style-name="L65"/>
    <style:style style:name="P73" style:family="paragraph" style:parent-style-name="Standard" style:list-style-name="L66"/>
    <style:style style:name="P74" style:family="paragraph" style:parent-style-name="Standard" style:list-style-name="L67"/>
    <style:style style:name="P75" style:family="paragraph" style:parent-style-name="Standard" style:list-style-name="L68"/>
    <style:style style:name="P76" style:family="paragraph" style:parent-style-name="Standard" style:list-style-name="L69"/>
    <style:style style:name="P77" style:family="paragraph" style:parent-style-name="Standard" style:list-style-name="L70"/>
    <style:style style:name="P78" style:family="paragraph" style:parent-style-name="Standard" style:list-style-name="L71"/>
    <style:style style:name="P79" style:family="paragraph" style:parent-style-name="Standard" style:list-style-name="L72"/>
    <style:style style:name="P80" style:family="paragraph" style:parent-style-name="Standard" style:list-style-name="L73"/>
    <style:style style:name="P81" style:family="paragraph" style:parent-style-name="Standard" style:list-style-name="L74"/>
    <style:style style:name="P82" style:family="paragraph" style:parent-style-name="Standard" style:list-style-name="L75"/>
    <style:style style:name="P83" style:family="paragraph" style:parent-style-name="Standard" style:list-style-name="L76"/>
    <style:style style:name="P84" style:family="paragraph" style:parent-style-name="Standard" style:list-style-name="L77"/>
    <style:style style:name="P85" style:family="paragraph" style:parent-style-name="Standard" style:list-style-name="L78"/>
    <style:style style:name="P86" style:family="paragraph" style:parent-style-name="Standard" style:list-style-name="L79"/>
    <style:style style:name="P87" style:family="paragraph" style:parent-style-name="Standard" style:list-style-name="L80"/>
    <style:style style:name="P88" style:family="paragraph" style:parent-style-name="Standard" style:list-style-name="L81"/>
    <style:style style:name="P89" style:family="paragraph" style:parent-style-name="Standard" style:list-style-name="L82"/>
    <style:style style:name="P90" style:family="paragraph" style:parent-style-name="Standard" style:list-style-name="L83"/>
    <style:style style:name="P91" style:family="paragraph" style:parent-style-name="Standard" style:list-style-name="L84"/>
    <style:style style:name="P92" style:family="paragraph" style:parent-style-name="Standard" style:list-style-name="L85"/>
    <style:style style:name="P93" style:family="paragraph" style:parent-style-name="Standard" style:list-style-name="L86"/>
    <style:style style:name="P94" style:family="paragraph" style:parent-style-name="Standard" style:list-style-name="L87"/>
    <style:style style:name="P95" style:family="paragraph" style:parent-style-name="Standard" style:list-style-name="L88"/>
    <style:style style:name="P96" style:family="paragraph" style:parent-style-name="Standard" style:list-style-name="L89"/>
    <style:style style:name="P97" style:family="paragraph" style:parent-style-name="Standard" style:list-style-name="L90"/>
    <style:style style:name="P98" style:family="paragraph" style:parent-style-name="Standard" style:list-style-name="L91"/>
    <style:style style:name="P99" style:family="paragraph" style:parent-style-name="Standard" style:list-style-name="L92"/>
    <style:style style:name="P100" style:family="paragraph" style:parent-style-name="Standard" style:list-style-name="L93"/>
    <style:style style:name="P101" style:family="paragraph" style:parent-style-name="Standard" style:list-style-name="L94"/>
    <style:style style:name="P102" style:family="paragraph" style:parent-style-name="Standard" style:list-style-name="L95"/>
    <style:style style:name="P103" style:family="paragraph" style:parent-style-name="Standard" style:list-style-name="L97"/>
    <style:style style:name="P104" style:family="paragraph" style:parent-style-name="Standard" style:list-style-name="L96">
      <style:paragraph-properties fo:margin-left="0.9846in" fo:margin-right="0in" fo:text-indent="0in" style:auto-text-indent="false">
        <style:tab-stops/>
      </style:paragraph-properties>
    </style:style>
    <style:style style:name="P105" style:family="paragraph" style:parent-style-name="Text_20_body" style:list-style-name="L13">
      <style:text-properties style:font-name="ArialMT" fo:font-size="12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5">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8.8</text:p>
      <text:list xml:id="list2526067436612948640" text:style-name="L97">
        <text:list-item>
          <text:p text:style-name="P103">fixed a bug that sometimes kept events that contained a single point at the bottom from producing a report.<text:line-break/></text:p>
        </text:list-item>
      </text:list>
      <text:p text:style-name="Standard">version 3.8.7</text:p>
      <text:list xml:id="list8293318690485670857" text:style-name="L1">
        <text:list-item>
          <text:p text:style-name="P9">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4644680656766531932" text:style-name="L2">
        <text:list-item>
          <text:p text:style-name="P10">checks for only a single light-curve in the csv file which was causing a 'list index out of range' error message<text:line-break/></text:p>
        </text:list-item>
      </text:list>
      <text:p text:style-name="Standard">version 3.8.5</text:p>
      <text:list xml:id="list2246658997796684993" text:style-name="L3">
        <text:list-item>
          <text:p text:style-name="P11">changed the way QGridLayout was referenced.<text:line-break/></text:p>
        </text:list-item>
      </text:list>
      <text:p text:style-name="Standard">version 3.8.4</text:p>
      <text:list xml:id="list7550396725263583267" text:style-name="L4">
        <text:list-item>
          <text:p text:style-name="P12">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12"/>
        </text:list-item>
      </text:list>
      <text:p text:style-name="Standard">version 3.8.3</text:p>
      <text:list xml:id="list8673727778645719811" text:style-name="L5">
        <text:list-item>
          <text:p text:style-name="P13">adds display of light-curve name (if available in the csv file) to the curve-to-be-analyzed and the normalization curve next to their selection spinners.<text:line-break/></text:p>
        </text:list-item>
      </text:list>
      <text:p text:style-name="Standard">version 3.8.2</text:p>
      <text:list xml:id="list8605084682344934901" text:style-name="L6">
        <text:list-item>
          <text:p text:style-name="P14">3.7.5 introduced a scrollable GUI for small screens. Unfortunately, that caused resizing problem for all users. The version reverts back to the original GUI design.<text:line-break/></text:p>
        </text:list-item>
        <text:list-item>
          <text:p text:style-name="P14">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1920876909718087357" text:style-name="L7">
        <text:list-item>
          <text:p text:style-name="P15">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3635903087377459689" text:style-name="L8">
        <text:list-item>
          <text:p text:style-name="P16">adds a tutorial button to supply a quick-start for new or infrequent users.<text:line-break/></text:p>
        </text:list-item>
      </text:list>
      <text:p text:style-name="Standard">version 3.7.9</text:p>
      <text:list xml:id="list752073845730641565" text:style-name="L9">
        <text:list-item>
          <text:p text:style-name="P17">adds a tool that allows a user to manually specify which baseline points to use for the <text:soft-page-break/>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507534906438312276" text:style-name="L10">
        <text:list-item>
          <text:p text:style-name="P18">added visible left, top, and bottom axes to main plot (with ticks to make easier to associate timestamp with point).<text:line-break/></text:p>
        </text:list-item>
      </text:list>
      <text:p text:style-name="Standard">version 3.7.7</text:p>
      <text:list xml:id="list8841233792357289047" text:style-name="L11">
        <text:list-item>
          <text:p text:style-name="P19">if timestamps are available in the csv file, they are used as x axis labels in the main plot.<text:line-break/></text:p>
        </text:list-item>
      </text:list>
      <text:p text:style-name="Standard">version 3.7.6</text:p>
      <text:list xml:id="list2419455065604454178" text:style-name="L12">
        <text:list-item>
          <text:p text:style-name="P20">changed the way QMainWindow and Qapplication were referenced to accommodate the latest Anaconda version, which has reorganized where those modules are stored. </text:p>
          <text:p text:style-name="P20">This was causing a fatal startup error.<text:line-break/> </text:p>
        </text:list-item>
      </text:list>
      <text:p text:style-name="Standard">version 3.7.5</text:p>
      <text:list xml:id="list5770088796415904980" text:style-name="L13">
        <text:list-item>
          <text:p text:style-name="P105">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5">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4014631357445303487" text:style-name="L14">
        <text:list-item>
          <text:p text:style-name="P21">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text:soft-page-break/>version 3.7.3</text:p>
      <text:list xml:id="list5826812897095537747" text:style-name="L15">
        <text:list-item>
          <text:p text:style-name="P22">adds code line needed by any Mac users that are running Big Sur<text:line-break/></text:p>
        </text:list-item>
      </text:list>
      <text:p text:style-name="Standard">version 3.7.2</text:p>
      <text:list xml:id="list5664279227921468983" text:style-name="L16">
        <text:list-item>
          <text:p text:style-name="P23">fixes bug that caused all analysis attempts to 'stall'</text:p>
        </text:list-item>
      </text:list>
      <text:p text:style-name="Standard"/>
      <text:p text:style-name="Standard">version 3.7.1</text:p>
      <text:list xml:id="list1301840126660963386" text:style-name="L17">
        <text:list-item>
          <text:p text:style-name="P24">fixed a bug in the r limb angle entry<text:line-break/></text:p>
        </text:list-item>
      </text:list>
      <text:p text:style-name="Standard">version 3.7.0</text:p>
      <text:list xml:id="list4327498387402433467" text:style-name="L18">
        <text:list-item>
          <text:p text:style-name="P25">adds right-click help to ast speed label giving the equation to use if asteroid speed is not available but asteroid diameter and maximum duration are specified<text:line-break/></text:p>
        </text:list-item>
        <text:list-item>
          <text:p text:style-name="P25">adds suggestion to right-click help on penumbral fit checkbox for how to find the penumbral curve csv file that is provided for practice purposes.<text:line-break/></text:p>
        </text:list-item>
      </text:list>
      <text:p text:style-name="Standard">version 3.6.8</text:p>
      <text:list xml:id="list3715923689938677081" text:style-name="L19">
        <text:list-item>
          <text:p text:style-name="P26">adds modeling of off centerline observations to lightcurve calibration curve generation<text:line-break/></text:p>
        </text:list-item>
      </text:list>
      <text:p text:style-name="Standard">version 3.6.7</text:p>
      <text:list xml:id="list1413181074461571524" text:style-name="L20">
        <text:list-item>
          <text:p text:style-name="P27">clarified the location of the Enable Manual Timestamp Entry checkbox in the pop-up message appears when there are no timestamps in the csv file.<text:line-break/></text:p>
        </text:list-item>
      </text:list>
      <text:p text:style-name="Standard">version 3.6.6</text:p>
      <text:list xml:id="list4466979593787008670" text:style-name="L21">
        <text:list-item>
          <text:p text:style-name="P28">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3875455155201002234" text:style-name="L22">
        <text:list-item>
          <text:p text:style-name="P29">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5287390498234760736" text:style-name="L23">
        <text:list-item>
          <text:p text:style-name="P30">version 3.6.2 would open .xlsx Report file on Mac, but not Windows. This version attempts to fix that (Windows needs a different command to open a file).<text:line-break/></text:p>
        </text:list-item>
      </text:list>
      <text:p text:style-name="Standard">version 3.6.2</text:p>
      <text:list xml:id="list2269214061562788400" text:style-name="L24">
        <text:list-item>
          <text:p text:style-name="P31">In Excel report:<text:line-break/><text:line-break/>… at end of filling, I call the OS to open the file. Requires correct association of .xlsx file type with Excel or LibreOffice, or whatever you use to examine <text:soft-page-break/>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1237092586414936781" text:style-name="L25">
        <text:list-item>
          <text:p text:style-name="P32">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8620253773111267558" text:style-name="L26">
        <text:list-item>
          <text:p text:style-name="P33"><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33"><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text:soft-page-break/>After filling in the exposure setting in the spreadsheet, double check the form but it is likely that it is ready for submission.</text:p>
        </text:list-item>
      </text:list>
      <text:p text:style-name="Standard"/>
      <text:p text:style-name="Standard">version 3.5.9</text:p>
      <text:list xml:id="list8148710110313052032" text:style-name="L27">
        <text:list-item>
          <text:p text:style-name="P34">fixed another bug in penumbral curve fit and removed diagnostic printouts.<text:line-break/></text:p>
        </text:list-item>
      </text:list>
      <text:p text:style-name="Standard">version 3.5.8</text:p>
      <text:list xml:id="list666356513939394952" text:style-name="L28">
        <text:list-item>
          <text:p text:style-name="P35">fixed a number of bugs in the penumbral curve fit code<text:line-break/></text:p>
        </text:list-item>
      </text:list>
      <text:p text:style-name="Standard">version 3.5.7</text:p>
      <text:list xml:id="list326248473564095647" text:style-name="L29">
        <text:list-item>
          <text:p text:style-name="P36">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8329117517642981617" text:style-name="L30">
        <text:list-item>
          <text:p text:style-name="P37">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4739481309547357010" text:style-name="L31">
        <text:list-item>
          <text:p text:style-name="P38">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2007426775028435053" text:style-name="L32">
        <text:list-item>
          <text:p text:style-name="P39">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5188605309469270510" text:style-name="L33">
        <text:list-item>
          <text:p text:style-name="P40">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6840350213265068820" text:style-name="L34">
        <text:list-item>
          <text:p text:style-name="P41">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ext:soft-page-break/>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6689224597785148843" text:style-name="L35">
        <text:list-item>
          <text:p text:style-name="P42">Added additional references to the North American Excel Spreadsheet report in the new section of the final report that bangs on about the start-of-exposure timing convention.<text:line-break/></text:p>
        </text:list-item>
      </text:list>
      <text:p text:style-name="Standard">version 3.5.0</text:p>
      <text:list xml:id="list5199639339963748261" text:style-name="L36">
        <text:list-item>
          <text:p text:style-name="P43">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43">NEW: when 'trims' have been placed, a 'write csv' process will honor those values and produce a 'trimmed' output file.<text:line-break/></text:p>
        </text:list-item>
        <text:list-item>
          <text:p text:style-name="P43">NEW: when a light curve has been 'normalized', the changed values are written to the data table where, once again, a 'write csv' process will capture the results.<text:line-break/></text:p>
        </text:list-item>
        <text:list-item>
          <text:p text:style-name="P43">Added additional reminders that the start-of-exposure timestamp/timing convention is employed.</text:p>
        </text:list-item>
      </text:list>
      <text:p text:style-name="Standard"/>
      <text:p text:style-name="Standard">version 3.4.9</text:p>
      <text:list xml:id="list8481513214385524198" text:style-name="L37">
        <text:list-item>
          <text:p text:style-name="P44">Added some explanatory language to the “Excel report” section regarding the proper interpretation of the 'false positive probability' number.<text:line-break/></text:p>
        </text:list-item>
      </text:list>
      <text:p text:style-name="Standard">version 3.4.8</text:p>
      <text:list xml:id="list7553719634373880994" text:style-name="L38">
        <text:list-item>
          <text:p text:style-name="P45">This version deals more realistically with high magDrop lightcurves by defining a 'limiting magDrop' as: <text:line-break/><text:line-break/><text:tab/>limMagDrop = 2.5 * log10( B / std(A) ) <text:line-break/><text:line-break/><text:tab/>std(A) is the noise level of A.</text:p>
          <text:p text:style-name="P45"><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text:soft-page-break/>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4220900539685500646" text:style-name="L39">
        <text:list-item>
          <text:p text:style-name="P46">Automatically loads the correct version of Adv2<text:line-break/></text:p>
        </text:list-item>
      </text:list>
      <text:p text:style-name="Standard">version 3.4.6</text:p>
      <text:list xml:id="list4372190401500889334" text:style-name="L40">
        <text:list-item>
          <text:p text:style-name="P47">Adds AAV Version 2 file as a type that can be read (important when Do OCR check is enabled)</text:p>
        </text:list-item>
      </text:list>
      <text:p text:style-name="Standard"/>
      <text:p text:style-name="Standard">version 3.4.5</text:p>
      <text:list xml:id="list3900282705900737970" text:style-name="L41">
        <text:list-item>
          <text:p text:style-name="P48">Fixes block integration which was failing when more than 4 lightcurves were being processed.<text:line-break/></text:p>
        </text:list-item>
        <text:list-item>
          <text:p text:style-name="P48">Made use diff and Do OCR checkboxes sticky.<text:line-break/></text:p>
        </text:list-item>
      </text:list>
      <text:p text:style-name="Standard">version 3.4.4</text:p>
      <text:list xml:id="list1714017719978056974" text:style-name="L42">
        <text:list-item>
          <text:p text:style-name="P49">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4564737171721094593" text:style-name="L43">
        <text:list-item>
          <text:p text:style-name="P50">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1218657927744519409" text:style-name="L44">
        <text:list-item>
          <text:p text:style-name="P51">Cosmetic change again: added a spinner to control line widths in plots so that a user can adjust for the resolution of the screen in use. <text:s/>I design on a 5120x2880 <text:soft-page-break/>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5166392207406183020" text:style-name="L45">
        <text:list-item>
          <text:p text:style-name="P52">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52">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52">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3466640197150180849" text:style-name="L46">
        <text:list-item>
          <text:p text:style-name="P53">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3364467974771304922" text:style-name="L47">
        <text:list-item>
          <text:p text:style-name="P54">Automatically installs cv2 if not already present. <text:s/>This package is needed for the new frame view feature.<text:line-break/></text:p>
        </text:list-item>
      </text:list>
      <text:p text:style-name="Standard">version 3.3.8</text:p>
      <text:list xml:id="list1491673821498772985" text:style-name="L48">
        <text:list-item>
          <text:p text:style-name="P55">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5452007218017238320" text:style-name="L49">
        <text:list-item>
          <text:p text:style-name="P56">A new button (View frame) with an associated spinner for entry of a frame <text:soft-page-break/>number has been added:</text:p>
          <text:p text:style-name="P56"/>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1439194780397006195" text:style-name="L50">
        <text:list-item>
          <text:p text:style-name="P57">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8447785219608185322" text:style-name="L51">
        <text:list-item>
          <text:p text:style-name="P58">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615324562133307476" text:style-name="L52">
        <text:list-item>
          <text:p text:style-name="P59"><text:soft-page-break/>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8149394510465842608" text:style-name="L53">
        <text:list-item>
          <text:p text:style-name="P60">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702101716755639577" text:style-name="L54">
        <text:list-item>
          <text:p text:style-name="P61">Changed main plot so that the scroll wheel only zooms the x axis.</text:p>
        </text:list-item>
        <text:list-item>
          <text:p text:style-name="P61">Changed lightcurve plot so that it conforms properly to 'start-of-exposure'.<text:line-break/></text:p>
        </text:list-item>
      </text:list>
      <text:p text:style-name="Standard">version 3.2.8</text:p>
      <text:list xml:id="list2851578785785197441" text:style-name="L55">
        <text:list-item>
          <text:p text:style-name="P62">Changed font size in help files --- it was fine for Mac but too big for Win10<text:line-break/></text:p>
        </text:list-item>
      </text:list>
      <text:p text:style-name="Standard">version 3.2.7</text:p>
      <text:list xml:id="list3339113698951325057" text:style-name="L56">
        <text:list-item>
          <text:p text:style-name="P63">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5994074616277277947" text:style-name="L57">
        <text:list-item>
          <text:p text:style-name="P64">This is a 'cosmetic' release --- there should be NO detectable differences from version 3.2.5 in terms of functionality.</text:p>
        </text:list-item>
        <text:list-item>
          <text:p text:style-name="P64">All python files were brought into compliance with PEP 8 coding standards. <text:s/>Only I care about that.</text:p>
        </text:list-item>
        <text:list-item>
          <text:p text:style-name="P64">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64">All this 'cosmetic' work is in preparation for working on PyOTE issues again.<text:line-break/> </text:p>
        </text:list-item>
      </text:list>
      <text:p text:style-name="Standard">version 3.2.5</text:p>
      <text:list xml:id="list8685313897772263810" text:style-name="L58">
        <text:list-item>
          <text:p text:style-name="P65">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text:soft-page-break/>version 3.2.4</text:p>
      <text:list xml:id="list3014243108683442712" text:style-name="L59">
        <text:list-item>
          <text:p text:style-name="P66">Modified the test for newer version to accommodate the different strings returned by pip 18.1 and pip 19.0+</text:p>
        </text:list-item>
        <text:list-item>
          <text:p text:style-name="P66">Added ability to invoke PyOTE from PyMovie with an externally supplied csv file that is automatically opened.<text:line-break/></text:p>
        </text:list-item>
      </text:list>
      <text:p text:style-name="Standard">version 3.2.3</text:p>
      <text:list xml:id="list5789072588236497743" text:style-name="L60">
        <text:list-item>
          <text:p text:style-name="P67">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67">Added support for the PyMovie csv format<text:line-break/></text:p>
        </text:list-item>
      </text:list>
      <text:p text:style-name="Standard">version 3.2.1</text:p>
      <text:list xml:id="list707010244779106638" text:style-name="L61">
        <text:list-item>
          <text:p text:style-name="P68">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7076184873540037404" text:style-name="L62">
        <text:list-item>
          <text:p text:style-name="P69">Changed GUI to better align text on min max edit boxes to avoid confusion.<text:line-break/></text:p>
        </text:list-item>
      </text:list>
      <text:p text:style-name="Standard">version 3.1.9</text:p>
      <text:list xml:id="list2756501732897136431" text:style-name="L63">
        <text:list-item>
          <text:p text:style-name="P70">Fixed a bug in the test for a min/max solution search being constrained by a too large min value.<text:line-break/></text:p>
        </text:list-item>
      </text:list>
      <text:p text:style-name="Standard">version 3.1.8</text:p>
      <text:list xml:id="list4373235735226311585" text:style-name="L64">
        <text:list-item>
          <text:p text:style-name="P71">version 3.1.7 was released without an updated version history. <text:s/>Here is what was changed in 3.1.7:<text:line-break/></text:p>
        </text:list-item>
        <text:list-item>
          <text:p text:style-name="P71">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text:soft-page-break/>unless you have compelling reasons to do otherwise.<text:line-break/></text:p>
        </text:list-item>
      </text:list>
      <text:p text:style-name="Standard">version 3.1.6:</text:p>
      <text:list xml:id="list4809684458020737936" text:style-name="L65">
        <text:list-item>
          <text:p text:style-name="P72">Values entered in the Manual Timestamp Entry dialog box are now 'sticky', thus making corrections easy to do without requiring re-entry of all data. </text:p>
          <text:p text:style-name="P72"><text:line-break/>Also trapped is the case where a user has entered a custom frame time but failed to click the radio button indicating that it is to be used.<text:line-break/></text:p>
        </text:list-item>
      </text:list>
      <text:p text:style-name="Standard">version 3.1.5:</text:p>
      <text:list xml:id="list2215592340870909616" text:style-name="L66">
        <text:list-item>
          <text:p text:style-name="P73">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6844645316342374832" text:style-name="L67">
        <text:list-item>
          <text:p text:style-name="P74">Fixed error in new dropped reading detection logic when light curve was processed in field mode.<text:line-break/></text:p>
        </text:list-item>
        <text:list-item>
          <text:p text:style-name="P74">Cleaned up some language in tooltips.<text:line-break/></text:p>
        </text:list-item>
      </text:list>
      <text:p text:style-name="Standard">version 3.1.3:</text:p>
      <text:list xml:id="list2105902947140027106" text:style-name="L68">
        <text:list-item>
          <text:p text:style-name="P75">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75">Eliminated the 'entry num' column in the data matrix at the lower left of the GUI. The 'entry num' is unused and a possible source of confusion with the frame or field number for the unwary.<text:line-break/></text:p>
        </text:list-item>
        <text:list-item>
          <text:p text:style-name="P75">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23682826763154129" text:style-name="L69">
        <text:list-item>
          <text:p text:style-name="P76">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text:soft-page-break/>made. <text:s/>It is possible to use a 'custom' frame time if your camera differs from either of those standards.<text:line-break/></text:p>
        </text:list-item>
      </text:list>
      <text:p text:style-name="Standard">version 3.1.1:</text:p>
      <text:list xml:id="list7701420649431788049" text:style-name="L70">
        <text:list-item>
          <text:p text:style-name="P77">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77">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77">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3502581365535482807" text:style-name="L71">
        <text:list-item>
          <text:p text:style-name="P78">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1333756616651934400" text:style-name="L72">
        <text:list-item>
          <text:p text:style-name="P79">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7320725386199715927" text:style-name="L73">
        <text:list-item>
          <text:p text:style-name="P80">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9220820273488574011" text:style-name="L74">
        <text:list-item>
          <text:p text:style-name="P81">No code changes. <text:s/>This version is the same as 2.1.6 except that it is built on python 3.7. <text:s/>The previous versions used python 3.6. <text:s/>This allows new users to install the latest Anaconda3 version (which installs python 3.7) without fiddling <text:soft-page-break/>with archived Anaconda3 versions.<text:line-break/></text:p>
        </text:list-item>
      </text:list>
      <text:p text:style-name="Standard">version 2.1.6:</text:p>
      <text:list xml:id="list7731205429790919855" text:style-name="L75">
        <text:list-item>
          <text:p text:style-name="P82">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780085846822481557" text:style-name="L76">
        <text:list-item>
          <text:p text:style-name="P83">Disable the Accept integration button when user overrides an automatic block analysis with a manual block selection followed by a click on the Block integrate button.<text:line-break/></text:p>
        </text:list-item>
      </text:list>
      <text:p text:style-name="Standard">version 2.1.4:</text:p>
      <text:list xml:id="list5473423707605512396" text:style-name="L77">
        <text:list-item>
          <text:p text:style-name="P84">Corrected a bug that kept manual selection of block integration from being performed after a refusal to accept the automatic block analysis results.<text:line-break/></text:p>
        </text:list-item>
      </text:list>
      <text:p text:style-name="Standard">version 2.1.3:</text:p>
      <text:list xml:id="list625046615820114690" text:style-name="L78">
        <text:list-item>
          <text:p text:style-name="P85">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529439350527417635" text:style-name="L79">
        <text:list-item>
          <text:p text:style-name="P86">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2404416463546151703" text:style-name="L80">
        <text:list-item>
          <text:p text:style-name="P87">Added progress bar tracking of block integration analysis because it can take an extended amount of time to complete the analysis when the light curve has many points.<text:line-break/></text:p>
        </text:list-item>
      </text:list>
      <text:p text:style-name="Standard">version 2.1.0</text:p>
      <text:list xml:id="list7875347975802331591" text:style-name="L81">
        <text:list-item>
          <text:p text:style-name="P88">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4014903099009862217" text:style-name="L82">
        <text:list-item>
          <text:p text:style-name="P89">Made the selection of Tooltip display 'sticky'</text:p>
        </text:list-item>
        <text:list-item>
          <text:p text:style-name="P89">Duration calculation when D and R span midnight now handled correctly</text:p>
        </text:list-item>
      </text:list>
      <text:p text:style-name="Standard"/>
      <text:p text:style-name="Standard">version 2.0.8</text:p>
      <text:list xml:id="list8072061633736463948" text:style-name="L83">
        <text:list-item>
          <text:p text:style-name="P90">toolTips changed to invoke and display in a custom dialog box that can be moved and resized to better accommodate legacy displays</text:p>
        </text:list-item>
        <text:list-item>
          <text:p text:style-name="P90"><text:soft-page-break/>Calc flash timing calculation fixed to properly deal with the non-integer frame numbers that can result from field processed csv files</text:p>
        </text:list-item>
        <text:list-item>
          <text:p text:style-name="P90">Flash timing has been verified to work with integrated light curves</text:p>
        </text:list-item>
        <text:list-item>
          <text:p text:style-name="P90">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823840497536874475" text:style-name="L84">
        <text:list-item>
          <text:p text:style-name="P91">Adds a button to calculate the edge position of an LED timing flash.</text:p>
        </text:list-item>
        <text:list-item>
          <text:p text:style-name="P91">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91">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91">Adds a checkbox to force manual entry of timestamp info. <text:s/>This is useful when OCR on a VTI timed light curve has catastrophic errors. <text:s/>It is always employed when using LED flash timing.</text:p>
        </text:list-item>
      </text:list>
      <text:list xml:id="list4768527281974710802" text:style-name="L85">
        <text:list-item>
          <text:p text:style-name="P92">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8051208411190175355" text:style-name="L86">
        <text:list-item>
          <text:p text:style-name="P93">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911516284294414648" text:style-name="L87">
        <text:list-item>
          <text:p text:style-name="P94">files generated by pyote now contain PYOTE in the filename.<text:line-break/></text:p>
        </text:list-item>
        <text:list-item>
          <text:p text:style-name="P94">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434100304735285130" text:style-name="L88">
        <text:list-item>
          <text:p text:style-name="P95">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text:soft-page-break/></text:p>
      <text:p text:style-name="Standard">version 2.0.3</text:p>
      <text:list xml:id="list1343207282513649150" text:style-name="L89">
        <text:list-item>
          <text:p text:style-name="P96">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688911331929176943" text:style-name="L90">
        <text:list-item>
          <text:p text:style-name="P97">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8408187472297316075" text:style-name="L91">
        <text:list-item>
          <text:p text:style-name="P98">improved handling of D and R region selection so that one cannot enter an invalid configuration --- automatic corrections/changes are applied.<text:line-break/></text:p>
        </text:list-item>
        <text:list-item>
          <text:p text:style-name="P98">incorporates a new 'solver' that no longer requires an initial estimation of baseline noise. <text:s/>This 'solver' is also much faster. <text:s/>With this 'solver', the two-pass modification added in version 1.46 is no longer needed.<text:line-break/></text:p>
        </text:list-item>
        <text:list-item>
          <text:p text:style-name="P98">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7777270491971191488" text:style-name="L92">
        <text:list-item>
          <text:p text:style-name="P99">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6072716353397170737" text:style-name="L93">
        <text:list-item>
          <text:p text:style-name="P100">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00">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211871365461518827" text:style-name="L94">
        <text:list-item>
          <text:p text:style-name="P101">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991149018249319941" text:style-name="L95">
        <text:list-item>
          <text:p text:style-name="P102"><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02">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02">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02">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321230146042252125" text:style-name="L96">
        <text:list-item>
          <text:p text:style-name="P104">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09-16T08:43:29</dc:date>
    <meta:editing-cycles>133</meta:editing-cycles>
    <meta:editing-duration>PT23H19M44S</meta:editing-duration>
    <dc:creator>Robert Anderson</dc:creator>
    <meta:document-statistic meta:table-count="0" meta:image-count="3" meta:object-count="0" meta:page-count="18" meta:paragraph-count="256" meta:word-count="7150" meta:character-count="41740"/>
    <meta:template xlink:type="simple" xlink:actuate="onRequest" xlink:title="" xlink:href="Normal"/>
  </office:meta>
</office:document-meta>
</file>